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1535in"/>
    </style:style>
    <style:style style:name="co5" style:family="table-column">
      <style:table-column-properties fo:break-before="auto" style:column-width="1.1319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5236in"/>
    </style:style>
    <style:style style:name="co9" style:family="table-column">
      <style:table-column-properties fo:break-before="auto" style:column-width="1.589in"/>
    </style:style>
    <style:style style:name="co10" style:family="table-column">
      <style:table-column-properties fo:break-before="auto" style:column-width="1.6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lattice time = merge + finalize + sim does not add up since median of lattice time and median of individual parts might be different valu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all matrix</text:p>
          </table:table-cell>
          <table:table-cell/>
          <table:table-cell table:style-name="Default" office:value-type="string" calcext:value-type="string">
            <text:p>/trcdata/tracefiles/maweber/ronny-lattice/amg2006/filt/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ile Size (B)</text:p>
          </table:table-cell>
          <table:table-cell table:style-name="Default" office:value-type="string" calcext:value-type="string">
            <text:p>File Size (MiB)</text:p>
          </table:table-cell>
          <table:table-cell office:value-type="string" calcext:value-type="string">
            <text:p>Function Count</text:p>
          </table:table-cell>
          <table:table-cell office:value-type="string" calcext:value-type="string">
            <text:p>Function Pair Count</text:p>
          </table:table-cell>
          <table:table-cell office:value-type="string" calcext:value-type="string">
            <text:p>Node Count w/</text:p>
          </table:table-cell>
          <table:table-cell office:value-type="string" calcext:value-type="string">
            <text:p>Node Count w/o</text:p>
          </table:table-cell>
          <table:table-cell office:value-type="string" calcext:value-type="string">
            <text:p>Group Count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Loading Time (s)</text:p>
          </table:table-cell>
          <table:table-cell office:value-type="string" calcext:value-type="string">
            <text:p>Lattice Time(s)</text:p>
          </table:table-cell>
          <table:table-cell office:value-type="string" calcext:value-type="string">
            <text:p>Lattice Merge Time (s)</text:p>
          </table:table-cell>
          <table:table-cell office:value-type="string" calcext:value-type="string">
            <text:p>Lattice Finalize Time (s)</text:p>
          </table:table-cell>
          <table:table-cell office:value-type="string" calcext:value-type="string">
            <text:p>Lattice Similarity Time (s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6267" calcext:value-type="float">
            <text:p>1216267</text:p>
          </table:table-cell>
          <table:table-cell table:formula="of:=[.B5]/1024/1024" office:value-type="float" office:value="1.15992259979248" calcext:value-type="float">
            <text:p>1.160</text:p>
          </table:table-cell>
          <table:table-cell office:value-type="float" office:value="207" calcext:value-type="float">
            <text:p>207</text:p>
          </table:table-cell>
          <table:table-cell office:value-type="float" office:value="436" calcext:value-type="float">
            <text:p>4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82645" calcext:value-type="float">
            <text:p>3282645</text:p>
          </table:table-cell>
          <table:table-cell table:formula="of:=[.B6]/1024/1024" office:value-type="float" office:value="3.13057422637939" calcext:value-type="float">
            <text:p>3.131</text:p>
          </table:table-cell>
          <table:table-cell office:value-type="float" office:value="207" calcext:value-type="float">
            <text:p>207</text:p>
          </table:table-cell>
          <table:table-cell office:value-type="float" office:value="437" calcext:value-type="float">
            <text:p>43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298" calcext:value-type="float">
            <text:p>0.2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47141" calcext:value-type="float">
            <text:p>9047141</text:p>
          </table:table-cell>
          <table:table-cell table:formula="of:=[.B7]/1024/1024" office:value-type="float" office:value="8.62802600860596" calcext:value-type="float">
            <text:p>8.628</text:p>
          </table:table-cell>
          <table:table-cell office:value-type="float" office:value="216" calcext:value-type="float">
            <text:p>216</text:p>
          </table:table-cell>
          <table:table-cell office:value-type="float" office:value="479" calcext:value-type="float">
            <text:p>47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030289" calcext:value-type="float">
            <text:p>24030289</text:p>
          </table:table-cell>
          <table:table-cell table:formula="of:=[.B8]/1024/1024" office:value-type="float" office:value="22.9170694351196" calcext:value-type="float">
            <text:p>22.917</text:p>
          </table:table-cell>
          <table:table-cell office:value-type="float" office:value="217" calcext:value-type="float">
            <text:p>217</text:p>
          </table:table-cell>
          <table:table-cell office:value-type="float" office:value="482" calcext:value-type="float">
            <text:p>48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.276" calcext:value-type="float">
            <text:p>2.276</text:p>
          </table:table-cell>
          <table:table-cell office:value-type="float" office:value="2.268" calcext:value-type="float">
            <text:p>2.26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636226" calcext:value-type="float">
            <text:p>57636226</text:p>
          </table:table-cell>
          <table:table-cell table:formula="of:=[.B9]/1024/1024" office:value-type="float" office:value="54.9661884307861" calcext:value-type="float">
            <text:p>54.966</text:p>
          </table:table-cell>
          <table:table-cell office:value-type="float" office:value="207" calcext:value-type="float">
            <text:p>207</text:p>
          </table:table-cell>
          <table:table-cell office:value-type="float" office:value="439" calcext:value-type="float">
            <text:p>43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.003" calcext:value-type="float">
            <text:p>5.003</text:p>
          </table:table-cell>
          <table:table-cell office:value-type="float" office:value="4.996" calcext:value-type="float">
            <text:p>4.996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1286215" calcext:value-type="float">
            <text:p>161286215</text:p>
          </table:table-cell>
          <table:table-cell table:formula="of:=[.B10]/1024/1024" office:value-type="float" office:value="153.814520835876" calcext:value-type="float">
            <text:p>153.815</text:p>
          </table:table-cell>
          <table:table-cell office:value-type="float" office:value="216" calcext:value-type="float">
            <text:p>216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.99" calcext:value-type="float">
            <text:p>13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1987863" calcext:value-type="float">
            <text:p>451987863</text:p>
          </table:table-cell>
          <table:table-cell table:formula="of:=[.B11]/1024/1024" office:value-type="float" office:value="431.049216270447" calcext:value-type="float">
            <text:p>431.049</text:p>
          </table:table-cell>
          <table:table-cell office:value-type="float" office:value="217" calcext:value-type="float">
            <text:p>217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.331" calcext:value-type="float">
            <text:p>39.331</text:p>
          </table:table-cell>
          <table:table-cell office:value-type="float" office:value="39.318" calcext:value-type="float">
            <text:p>39.31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19097673" calcext:value-type="float">
            <text:p>2419097673</text:p>
          </table:table-cell>
          <table:table-cell table:formula="of:=[.B12]/1024/1024" office:value-type="float" office:value="2307.03131961822" calcext:value-type="float">
            <text:p>2307.031</text:p>
          </table:table-cell>
          <table:table-cell office:value-type="float" office:value="217" calcext:value-type="float">
            <text:p>217</text:p>
          </table:table-cell>
          <table:table-cell office:value-type="float" office:value="482" calcext:value-type="float">
            <text:p>48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12.529" calcext:value-type="float">
            <text:p>212.529</text:p>
          </table:table-cell>
          <table:table-cell office:value-type="float" office:value="212.485" calcext:value-type="float">
            <text:p>212.485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838273450" calcext:value-type="float">
            <text:p>3838273450</text:p>
          </table:table-cell>
          <table:table-cell table:formula="of:=[.B13]/1024/1024" office:value-type="float" office:value="3660.46280860901" calcext:value-type="float">
            <text:p>3660.463</text:p>
          </table:table-cell>
          <table:table-cell office:value-type="float" office:value="207" calcext:value-type="float">
            <text:p>207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38.963" calcext:value-type="float">
            <text:p>338.963</text:p>
          </table:table-cell>
          <table:table-cell office:value-type="float" office:value="338.873" calcext:value-type="float">
            <text:p>338.87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8722307649" calcext:value-type="float">
            <text:p>48722307649</text:p>
          </table:table-cell>
          <table:table-cell table:formula="of:=[.B14]/1024/1024" office:value-type="float" office:value="46465.2134408951" calcext:value-type="float">
            <text:p>46465.213</text:p>
          </table:table-cell>
          <table:table-cell office:value-type="float" office:value="216" calcext:value-type="float">
            <text:p>216</text:p>
          </table:table-cell>
          <table:table-cell office:value-type="float" office:value="480" calcext:value-type="float">
            <text:p>48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88.083" calcext:value-type="float">
            <text:p>4488.083</text:p>
          </table:table-cell>
          <table:table-cell office:value-type="float" office:value="4487.882" calcext:value-type="float">
            <text:p>4487.882</text:p>
          </table:table-cell>
          <table:table-cell office:value-type="float" office:value="0.209" calcext:value-type="float">
            <text:p>0.209</text:p>
          </table:table-cell>
          <table:table-cell office:value-type="float" office:value="0.01" calcext:value-type="float">
            <text:p>0.01</text:p>
          </table:table-cell>
          <table:table-cell office:value-type="float" office:value="0.201" calcext:value-type="float">
            <text:p>0.201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296995115" calcext:value-type="float">
            <text:p>64296995115</text:p>
          </table:table-cell>
          <table:table-cell table:formula="of:=[.B15]/1024/1024" office:value-type="float" office:value="61318.3928632736" calcext:value-type="float">
            <text:p>61318.393</text:p>
          </table:table-cell>
          <table:table-cell office:value-type="float" office:value="217" calcext:value-type="float">
            <text:p>217</text:p>
          </table:table-cell>
          <table:table-cell office:value-type="float" office:value="483" calcext:value-type="float">
            <text:p>48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210.461" calcext:value-type="float">
            <text:p>8210.461</text:p>
          </table:table-cell>
          <table:table-cell office:value-type="float" office:value="8210.281" calcext:value-type="float">
            <text:p>8210.28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all matrix</text:p>
          </table:table-cell>
          <table:table-cell/>
          <table:table-cell table:style-name="Default" office:value-type="string" calcext:value-type="string">
            <text:p>/trcdata/tracefiles/maweber/ronny-lattice/paradis/paradis-2.5.1.1_sk_*-proc_fil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ile Size (B)</text:p>
          </table:table-cell>
          <table:table-cell table:style-name="Default" office:value-type="string" calcext:value-type="string">
            <text:p>File Size (MiB)</text:p>
          </table:table-cell>
          <table:table-cell office:value-type="string" calcext:value-type="string">
            <text:p>Function Count</text:p>
          </table:table-cell>
          <table:table-cell office:value-type="string" calcext:value-type="string">
            <text:p>Function Pair Count</text:p>
          </table:table-cell>
          <table:table-cell office:value-type="string" calcext:value-type="string">
            <text:p>Node Count w/</text:p>
          </table:table-cell>
          <table:table-cell office:value-type="string" calcext:value-type="string">
            <text:p>Node Count w/o</text:p>
          </table:table-cell>
          <table:table-cell office:value-type="string" calcext:value-type="string">
            <text:p>Group Count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Loading Time (s)</text:p>
          </table:table-cell>
          <table:table-cell office:value-type="string" calcext:value-type="string">
            <text:p>Lattice Time(s)</text:p>
          </table:table-cell>
          <table:table-cell office:value-type="string" calcext:value-type="string">
            <text:p>Lattice Merge Time (s)</text:p>
          </table:table-cell>
          <table:table-cell office:value-type="string" calcext:value-type="string">
            <text:p>Lattice Finalize Time (s)</text:p>
          </table:table-cell>
          <table:table-cell office:value-type="string" calcext:value-type="string">
            <text:p>Lattice Similarity Time (s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508106" calcext:value-type="float">
            <text:p>129508106</text:p>
          </table:table-cell>
          <table:table-cell table:formula="of:=[.B21]/1024/1024" office:value-type="float" office:value="123.508554458618" calcext:value-type="float">
            <text:p>123.509</text:p>
          </table:table-cell>
          <table:table-cell office:value-type="float" office:value="318" calcext:value-type="float">
            <text:p>318</text:p>
          </table:table-cell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.139" calcext:value-type="float">
            <text:p>11.139</text:p>
          </table:table-cell>
          <table:table-cell office:value-type="float" office:value="10.866" calcext:value-type="float">
            <text:p>10.866</text:p>
          </table:table-cell>
          <table:table-cell office:value-type="float" office:value="0.272" calcext:value-type="float">
            <text:p>0.272</text:p>
          </table:table-cell>
          <table:table-cell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987756" calcext:value-type="float">
            <text:p>143987756</text:p>
          </table:table-cell>
          <table:table-cell table:formula="of:=[.B22]/1024/1024" office:value-type="float" office:value="137.31742477417" calcext:value-type="float">
            <text:p>137.317</text:p>
          </table:table-cell>
          <table:table-cell office:value-type="float" office:value="318" calcext:value-type="float">
            <text:p>318</text:p>
          </table:table-cell>
          <table:table-cell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.379" calcext:value-type="float">
            <text:p>12.379</text:p>
          </table:table-cell>
          <table:table-cell office:value-type="float" office:value="12.186" calcext:value-type="float">
            <text:p>12.186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0919573" calcext:value-type="float">
            <text:p>170919573</text:p>
          </table:table-cell>
          <table:table-cell table:formula="of:=[.B23]/1024/1024" office:value-type="float" office:value="163.001606941223" calcext:value-type="float">
            <text:p>163.002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5.006" calcext:value-type="float">
            <text:p>15.006</text:p>
          </table:table-cell>
          <table:table-cell office:value-type="float" office:value="14.759" calcext:value-type="float">
            <text:p>14.759</text:p>
          </table:table-cell>
          <table:table-cell office:value-type="float" office:value="0.23" calcext:value-type="float">
            <text:p>0.23</text:p>
          </table:table-cell>
          <table:table-cell office:value-type="float" office:value="0.06" calcext:value-type="float">
            <text:p>0.06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713699" calcext:value-type="float">
            <text:p>224713699</text:p>
          </table:table-cell>
          <table:table-cell table:formula="of:=[.B24]/1024/1024" office:value-type="float" office:value="214.303683280945" calcext:value-type="float">
            <text:p>214.304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  <table:table-cell office:value-type="float" office:value="1716" calcext:value-type="float">
            <text:p>1716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1.381" calcext:value-type="float">
            <text:p>21.381</text:p>
          </table:table-cell>
          <table:table-cell office:value-type="float" office:value="20.27" calcext:value-type="float">
            <text:p>20.27</text:p>
          </table:table-cell>
          <table:table-cell office:value-type="float" office:value="1.063" calcext:value-type="float">
            <text:p>1.063</text:p>
          </table:table-cell>
          <table:table-cell office:value-type="float" office:value="0.63" calcext:value-type="float">
            <text:p>0.63</text:p>
          </table:table-cell>
          <table:table-cell office:value-type="float" office:value="0.419" calcext:value-type="float">
            <text:p>0.419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7715882" calcext:value-type="float">
            <text:p>347715882</text:p>
          </table:table-cell>
          <table:table-cell table:formula="of:=[.B25]/1024/1024" office:value-type="float" office:value="331.607706069946" calcext:value-type="float">
            <text:p>331.608</text:p>
          </table:table-cell>
          <table:table-cell office:value-type="float" office:value="325" calcext:value-type="float">
            <text:p>325</text:p>
          </table:table-cell>
          <table:table-cell office:value-type="float" office:value="649" calcext:value-type="float">
            <text:p>649</text:p>
          </table:table-cell>
          <table:table-cell office:value-type="float" office:value="3168" calcext:value-type="float">
            <text:p>3168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33.772" calcext:value-type="float">
            <text:p>33.772</text:p>
          </table:table-cell>
          <table:table-cell office:value-type="float" office:value="31.749" calcext:value-type="float">
            <text:p>31.749</text:p>
          </table:table-cell>
          <table:table-cell office:value-type="float" office:value="1.917" calcext:value-type="float">
            <text:p>1.917</text:p>
          </table:table-cell>
          <table:table-cell office:value-type="float" office:value="1.16" calcext:value-type="float">
            <text:p>1.16</text:p>
          </table:table-cell>
          <table:table-cell office:value-type="float" office:value="0.671" calcext:value-type="float">
            <text:p>0.671</text:p>
          </table:table-cell>
          <table:table-cell office:value-type="float" office:value="0.087" calcext:value-type="float">
            <text:p>0.08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8215328" calcext:value-type="float">
            <text:p>638215328</text:p>
          </table:table-cell>
          <table:table-cell table:formula="of:=[.B26]/1024/1024" office:value-type="float" office:value="608.649566650391" calcext:value-type="float">
            <text:p>608.650</text:p>
          </table:table-cell>
          <table:table-cell office:value-type="float" office:value="325" calcext:value-type="float">
            <text:p>325</text:p>
          </table:table-cell>
          <table:table-cell office:value-type="float" office:value="649" calcext:value-type="float">
            <text:p>649</text:p>
          </table:table-cell>
          <table:table-cell office:value-type="float" office:value="6367" calcext:value-type="float">
            <text:p>6367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66.012" calcext:value-type="float">
            <text:p>66.012</text:p>
          </table:table-cell>
          <table:table-cell office:value-type="float" office:value="61.61" calcext:value-type="float">
            <text:p>61.61</text:p>
          </table:table-cell>
          <table:table-cell office:value-type="float" office:value="4.151" calcext:value-type="float">
            <text:p>4.151</text:p>
          </table:table-cell>
          <table:table-cell office:value-type="float" office:value="2.48" calcext:value-type="float">
            <text:p>2.48</text:p>
          </table:table-cell>
          <table:table-cell office:value-type="float" office:value="1.336" calcext:value-type="float">
            <text:p>1.336</text:p>
          </table:table-cell>
          <table:table-cell office:value-type="float" office:value="0.335" calcext:value-type="float">
            <text:p>0.33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70758737" calcext:value-type="float">
            <text:p>1070758737</text:p>
          </table:table-cell>
          <table:table-cell table:formula="of:=[.B27]/1024/1024" office:value-type="float" office:value="1021.15510654449" calcext:value-type="float">
            <text:p>1021.155</text:p>
          </table:table-cell>
          <table:table-cell office:value-type="float" office:value="325" calcext:value-type="float">
            <text:p>325</text:p>
          </table:table-cell>
          <table:table-cell office:value-type="float" office:value="649" calcext:value-type="float">
            <text:p>649</text:p>
          </table:table-cell>
          <table:table-cell office:value-type="float" office:value="7327" calcext:value-type="float">
            <text:p>7327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103.896" calcext:value-type="float">
            <text:p>103.896</text:p>
          </table:table-cell>
          <table:table-cell office:value-type="float" office:value="98.68" calcext:value-type="float">
            <text:p>98.68</text:p>
          </table:table-cell>
          <table:table-cell office:value-type="float" office:value="5.122" calcext:value-type="float">
            <text:p>5.122</text:p>
          </table:table-cell>
          <table:table-cell office:value-type="float" office:value="2.82" calcext:value-type="float">
            <text:p>2.82</text:p>
          </table:table-cell>
          <table:table-cell office:value-type="float" office:value="1.602" calcext:value-type="float">
            <text:p>1.602</text:p>
          </table:table-cell>
          <table:table-cell office:value-type="float" office:value="0.678" calcext:value-type="float">
            <text:p>0.67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609559198" calcext:value-type="float">
            <text:p>3609559198</text:p>
          </table:table-cell>
          <table:table-cell table:formula="of:=[.B28]/1024/1024" office:value-type="float" office:value="3442.34390068054" calcext:value-type="float">
            <text:p>3442.344</text:p>
          </table:table-cell>
          <table:table-cell office:value-type="float" office:value="325" calcext:value-type="float">
            <text:p>325</text:p>
          </table:table-cell>
          <table:table-cell office:value-type="float" office:value="654" calcext:value-type="float">
            <text:p>654</text:p>
          </table:table-cell>
          <table:table-cell office:value-type="float" office:value="7297" calcext:value-type="float">
            <text:p>7297</text:p>
          </table:table-cell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364.578" calcext:value-type="float">
            <text:p>364.578</text:p>
          </table:table-cell>
          <table:table-cell office:value-type="float" office:value="358.542" calcext:value-type="float">
            <text:p>358.542</text:p>
          </table:table-cell>
          <table:table-cell office:value-type="float" office:value="5.737" calcext:value-type="float">
            <text:p>5.737</text:p>
          </table:table-cell>
          <table:table-cell office:value-type="float" office:value="2.74" calcext:value-type="float">
            <text:p>2.74</text:p>
          </table:table-cell>
          <table:table-cell office:value-type="float" office:value="1.815" calcext:value-type="float">
            <text:p>1.815</text:p>
          </table:table-cell>
          <table:table-cell office:value-type="float" office:value="1.193" calcext:value-type="float">
            <text:p>1.19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825498803" calcext:value-type="float">
            <text:p>4825498803</text:p>
          </table:table-cell>
          <table:table-cell table:formula="of:=[.B29]/1024/1024" office:value-type="float" office:value="4601.9542722702" calcext:value-type="float">
            <text:p>4601.954</text:p>
          </table:table-cell>
          <table:table-cell office:value-type="float" office:value="325" calcext:value-type="float">
            <text:p>325</text:p>
          </table:table-cell>
          <table:table-cell office:value-type="float" office:value="655" calcext:value-type="float">
            <text:p>655</text:p>
          </table:table-cell>
          <table:table-cell office:value-type="float" office:value="57814" calcext:value-type="float">
            <text:p>57814</text:p>
          </table:table-cell>
          <table:table-cell office:value-type="float" office:value="239" calcext:value-type="float">
            <text:p>239</text:p>
          </table:table-cell>
          <table:table-cell office:value-type="float" office:value="187" calcext:value-type="float">
            <text:p>187</text:p>
          </table:table-cell>
          <table:table-cell office:value-type="float" office:value="678.026" calcext:value-type="float">
            <text:p>678.026</text:p>
          </table:table-cell>
          <table:table-cell office:value-type="float" office:value="622.632" calcext:value-type="float">
            <text:p>622.632</text:p>
          </table:table-cell>
          <table:table-cell office:value-type="float" office:value="57.991" calcext:value-type="float">
            <text:p>57.991</text:p>
          </table:table-cell>
          <table:table-cell office:value-type="float" office:value="30.05" calcext:value-type="float">
            <text:p>30.05</text:p>
          </table:table-cell>
          <table:table-cell office:value-type="float" office:value="20.559" calcext:value-type="float">
            <text:p>20.559</text:p>
          </table:table-cell>
          <table:table-cell office:value-type="float" office:value="6.481" calcext:value-type="float">
            <text:p>6.481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507867755" calcext:value-type="float">
            <text:p>7507867755</text:p>
          </table:table-cell>
          <table:table-cell table:formula="of:=[.B30]/1024/1024" office:value-type="float" office:value="7160.06064891815" calcext:value-type="float">
            <text:p>7160.061</text:p>
          </table:table-cell>
          <table:table-cell office:value-type="float" office:value="325" calcext:value-type="float">
            <text:p>325</text:p>
          </table:table-cell>
          <table:table-cell office:value-type="float" office:value="655" calcext:value-type="float">
            <text:p>655</text:p>
          </table:table-cell>
          <table:table-cell office:value-type="float" office:value="31198" calcext:value-type="float">
            <text:p>31198</text:p>
          </table:table-cell>
          <table:table-cell office:value-type="float" office:value="268" calcext:value-type="float">
            <text:p>268</text:p>
          </table:table-cell>
          <table:table-cell office:value-type="float" office:value="216" calcext:value-type="float">
            <text:p>216</text:p>
          </table:table-cell>
          <table:table-cell office:value-type="float" office:value="737.282" calcext:value-type="float">
            <text:p>737.282</text:p>
          </table:table-cell>
          <table:table-cell office:value-type="float" office:value="702.451" calcext:value-type="float">
            <text:p>702.451</text:p>
          </table:table-cell>
          <table:table-cell office:value-type="float" office:value="34.831" calcext:value-type="float">
            <text:p>34.831</text:p>
          </table:table-cell>
          <table:table-cell office:value-type="float" office:value="14.95" calcext:value-type="float">
            <text:p>14.95</text:p>
          </table:table-cell>
          <table:table-cell office:value-type="float" office:value="9.528" calcext:value-type="float">
            <text:p>9.528</text:p>
          </table:table-cell>
          <table:table-cell office:value-type="float" office:value="9.884" calcext:value-type="float">
            <text:p>9.884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4097628840" calcext:value-type="float">
            <text:p>14097628840</text:p>
          </table:table-cell>
          <table:table-cell table:formula="of:=[.B31]/1024/1024" office:value-type="float" office:value="13444.546546936" calcext:value-type="float">
            <text:p>13444.547</text:p>
          </table:table-cell>
          <table:table-cell office:value-type="float" office:value="325" calcext:value-type="float">
            <text:p>325</text:p>
          </table:table-cell>
          <table:table-cell office:value-type="float" office:value="655" calcext:value-type="float">
            <text:p>655</text:p>
          </table:table-cell>
          <table:table-cell office:value-type="float" office:value="57452" calcext:value-type="float">
            <text:p>57452</text:p>
          </table:table-cell>
          <table:table-cell office:value-type="float" office:value="260" calcext:value-type="float">
            <text:p>260</text:p>
          </table:table-cell>
          <table:table-cell office:value-type="float" office:value="207" calcext:value-type="float">
            <text:p>207</text:p>
          </table:table-cell>
          <table:table-cell office:value-type="float" office:value="1863.725" calcext:value-type="float">
            <text:p>1863.725</text:p>
          </table:table-cell>
          <table:table-cell office:value-type="float" office:value="1800.475" calcext:value-type="float">
            <text:p>1800.475</text:p>
          </table:table-cell>
          <table:table-cell office:value-type="float" office:value="58.467" calcext:value-type="float">
            <text:p>58.467</text:p>
          </table:table-cell>
          <table:table-cell office:value-type="float" office:value="30.2" calcext:value-type="float">
            <text:p>30.2</text:p>
          </table:table-cell>
          <table:table-cell office:value-type="float" office:value="20.118" calcext:value-type="float">
            <text:p>20.118</text:p>
          </table:table-cell>
          <table:table-cell office:value-type="float" office:value="8.602" calcext:value-type="float">
            <text:p>8.602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all list</text:p>
          </table:table-cell>
          <table:table-cell/>
          <table:table-cell table:style-name="Default" office:value-type="string" calcext:value-type="string">
            <text:p>/trcdata/tracefiles/maweber/ronny-lattice/paradis/paradis-2.5.1.1_sk_*-proc_filt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Node Count w/</text:p>
          </table:table-cell>
          <table:table-cell office:value-type="string" calcext:value-type="string">
            <text:p>Node Count w/o</text:p>
          </table:table-cell>
          <table:table-cell office:value-type="string" calcext:value-type="string">
            <text:p>Group Count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Loading Time (s)</text:p>
          </table:table-cell>
          <table:table-cell office:value-type="string" calcext:value-type="string">
            <text:p>Lattice Time(s)</text:p>
          </table:table-cell>
          <table:table-cell office:value-type="string" calcext:value-type="string">
            <text:p>Lattice Merge Time (s)</text:p>
          </table:table-cell>
          <table:table-cell office:value-type="string" calcext:value-type="string">
            <text:p>Lattice Finalize Time (s)</text:p>
          </table:table-cell>
          <table:table-cell office:value-type="string" calcext:value-type="string">
            <text:p>Lattice Similarity Time (s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office:value-type="float" office:value="11.53" calcext:value-type="float">
            <text:p>11.53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37]+[.M37]+[.N37]"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.181" calcext:value-type="float">
            <text:p>13.181</text:p>
          </table:table-cell>
          <table:table-cell office:value-type="float" office:value="12.997" calcext:value-type="float">
            <text:p>12.997</text:p>
          </table:table-cell>
          <table:table-cell office:value-type="float" office:value="0.184" calcext:value-type="float">
            <text:p>0.184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38]+[.M38]+[.N38]"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5.693" calcext:value-type="float">
            <text:p>15.693</text:p>
          </table:table-cell>
          <table:table-cell office:value-type="float" office:value="15.522" calcext:value-type="float">
            <text:p>15.522</text:p>
          </table:table-cell>
          <table:table-cell office:value-type="float" office:value="0.171" calcext:value-type="float">
            <text:p>0.171</text:p>
          </table:table-cell>
          <table:table-cell office:value-type="float" office:value="0.03" calcext:value-type="float">
            <text:p>0.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[.L39]+[.M39]+[.N39]"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633" calcext:value-type="float">
            <text:p>63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1.203" calcext:value-type="float">
            <text:p>21.203</text:p>
          </table:table-cell>
          <table:table-cell office:value-type="float" office:value="20.866" calcext:value-type="float">
            <text:p>20.866</text:p>
          </table:table-cell>
          <table:table-cell office:value-type="float" office:value="0.322" calcext:value-type="float">
            <text:p>0.322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017" calcext:value-type="float">
            <text:p>0.017</text:p>
          </table:table-cell>
          <table:table-cell/>
          <table:table-cell table:formula="of:=[.L40]+[.M40]+[.N40]"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647" calcext:value-type="float">
            <text:p>647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32.281" calcext:value-type="float">
            <text:p>32.281</text:p>
          </table:table-cell>
          <table:table-cell office:value-type="float" office:value="31.93" calcext:value-type="float">
            <text:p>31.93</text:p>
          </table:table-cell>
          <table:table-cell office:value-type="float" office:value="0.326" calcext:value-type="float">
            <text:p>0.326</text:p>
          </table:table-cell>
          <table:table-cell office:value-type="float" office:value="0.11" calcext:value-type="float">
            <text:p>0.11</text:p>
          </table:table-cell>
          <table:table-cell office:value-type="float" office:value="0.157" calcext:value-type="float">
            <text:p>0.15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L41]+[.M41]+[.N41]"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779" calcext:value-type="float">
            <text:p>1779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65.725" calcext:value-type="float">
            <text:p>65.725</text:p>
          </table:table-cell>
          <table:table-cell office:value-type="float" office:value="64.773" calcext:value-type="float">
            <text:p>64.773</text:p>
          </table:table-cell>
          <table:table-cell office:value-type="float" office:value="0.952" calcext:value-type="float">
            <text:p>0.952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L42]+[.M42]+[.N42]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844" calcext:value-type="float">
            <text:p>1844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104.668" calcext:value-type="float">
            <text:p>104.668</text:p>
          </table:table-cell>
          <table:table-cell office:value-type="float" office:value="103.443" calcext:value-type="float">
            <text:p>103.443</text:p>
          </table:table-cell>
          <table:table-cell office:value-type="float" office:value="1.251" calcext:value-type="float">
            <text:p>1.251</text:p>
          </table:table-cell>
          <table:table-cell office:value-type="float" office:value="0.37" calcext:value-type="float">
            <text:p>0.37</text:p>
          </table:table-cell>
          <table:table-cell office:value-type="float" office:value="0.321" calcext:value-type="float">
            <text:p>0.321</text:p>
          </table:table-cell>
          <table:table-cell office:value-type="float" office:value="0.564" calcext:value-type="float">
            <text:p>0.564</text:p>
          </table:table-cell>
          <table:table-cell/>
          <table:table-cell table:formula="of:=[.L43]+[.M43]+[.N43]" office:value-type="float" office:value="1.255" calcext:value-type="float">
            <text:p>1.2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735" calcext:value-type="float">
            <text:p>1735</text:p>
          </table:table-cell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office:value-type="float" office:value="365.619" calcext:value-type="float">
            <text:p>365.619</text:p>
          </table:table-cell>
          <table:table-cell office:value-type="float" office:value="363.906" calcext:value-type="float">
            <text:p>363.906</text:p>
          </table:table-cell>
          <table:table-cell office:value-type="float" office:value="1.634" calcext:value-type="float">
            <text:p>1.634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971" calcext:value-type="float">
            <text:p>0.971</text:p>
          </table:table-cell>
          <table:table-cell/>
          <table:table-cell table:formula="of:=[.L44]+[.M44]+[.N44]" office:value-type="float" office:value="1.611" calcext:value-type="float">
            <text:p>1.6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8624" calcext:value-type="float">
            <text:p>8624</text:p>
          </table:table-cell>
          <table:table-cell office:value-type="float" office:value="223" calcext:value-type="float">
            <text:p>223</text:p>
          </table:table-cell>
          <table:table-cell office:value-type="float" office:value="178" calcext:value-type="float">
            <text:p>178</text:p>
          </table:table-cell>
          <table:table-cell office:value-type="float" office:value="718.422" calcext:value-type="float">
            <text:p>718.422</text:p>
          </table:table-cell>
          <table:table-cell office:value-type="float" office:value="708.96" calcext:value-type="float">
            <text:p>708.96</text:p>
          </table:table-cell>
          <table:table-cell office:value-type="float" office:value="9.474" calcext:value-type="float">
            <text:p>9.474</text:p>
          </table:table-cell>
          <table:table-cell office:value-type="float" office:value="2.11" calcext:value-type="float">
            <text:p>2.11</text:p>
          </table:table-cell>
          <table:table-cell office:value-type="float" office:value="1.684" calcext:value-type="float">
            <text:p>1.684</text:p>
          </table:table-cell>
          <table:table-cell office:value-type="float" office:value="5.717" calcext:value-type="float">
            <text:p>5.717</text:p>
          </table:table-cell>
          <table:table-cell/>
          <table:table-cell table:formula="of:=[.L45]+[.M45]+[.N45]" office:value-type="float" office:value="9.511" calcext:value-type="float">
            <text:p>9.51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545" calcext:value-type="float">
            <text:p>5545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755.534" calcext:value-type="float">
            <text:p>755.534</text:p>
          </table:table-cell>
          <table:table-cell office:value-type="float" office:value="745.491" calcext:value-type="float">
            <text:p>745.491</text:p>
          </table:table-cell>
          <table:table-cell office:value-type="float" office:value="10.138" calcext:value-type="float">
            <text:p>10.138</text:p>
          </table:table-cell>
          <table:table-cell office:value-type="float" office:value="1.26" calcext:value-type="float">
            <text:p>1.26</text:p>
          </table:table-cell>
          <table:table-cell office:value-type="float" office:value="1.011" calcext:value-type="float">
            <text:p>1.011</text:p>
          </table:table-cell>
          <table:table-cell office:value-type="float" office:value="7.858" calcext:value-type="float">
            <text:p>7.858</text:p>
          </table:table-cell>
          <table:table-cell/>
          <table:table-cell table:formula="of:=[.L46]+[.M46]+[.N46]" office:value-type="float" office:value="10.129" calcext:value-type="float">
            <text:p>10.12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3554" calcext:value-type="float">
            <text:p>3554</text:p>
          </table:table-cell>
          <table:table-cell office:value-type="float" office:value="227" calcext:value-type="float">
            <text:p>227</text:p>
          </table:table-cell>
          <table:table-cell office:value-type="float" office:value="182" calcext:value-type="float">
            <text:p>182</text:p>
          </table:table-cell>
          <table:table-cell office:value-type="float" office:value="1672.549" calcext:value-type="float">
            <text:p>1672.549</text:p>
          </table:table-cell>
          <table:table-cell office:value-type="float" office:value="1665.454" calcext:value-type="float">
            <text:p>1665.454</text:p>
          </table:table-cell>
          <table:table-cell office:value-type="float" office:value="7.082" calcext:value-type="float">
            <text:p>7.082</text:p>
          </table:table-cell>
          <table:table-cell office:value-type="float" office:value="0.8" calcext:value-type="float">
            <text:p>0.8</text:p>
          </table:table-cell>
          <table:table-cell office:value-type="float" office:value="0.582" calcext:value-type="float">
            <text:p>0.582</text:p>
          </table:table-cell>
          <table:table-cell office:value-type="float" office:value="5.684" calcext:value-type="float">
            <text:p>5.684</text:p>
          </table:table-cell>
          <table:table-cell/>
          <table:table-cell table:formula="of:=[.L47]+[.M47]+[.N47]" office:value-type="float" office:value="7.066" calcext:value-type="float">
            <text:p>7.06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14:27:16.169352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6:40:12.355956915</meta:creation-date>
    <meta:generator>LibreOffice/4.2.6.3$Linux_X86_64 LibreOffice_project/420m0$Build-3</meta:generator>
    <dc:date>2014-10-24T15:12:19.956826587</dc:date>
    <meta:editing-duration>PT6H34M40S</meta:editing-duration>
    <meta:editing-cycles>26</meta:editing-cycles>
    <meta:document-statistic meta:table-count="1" meta:cell-count="477" meta:object-count="0"/>
  </office:meta>
</office:document-meta>
</file>